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9ce99" officeooo:paragraph-rsid="0019ce99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12-10 19:25:50,711 - AP configuration: &lt;AP: 192.168.2.51, channel: 52, power: 20&gt; , &lt;AP: 192.168.2.68, channel: 40, power: 45&gt;</text:p>
      <text:p text:style-name="P1">2018-12-10 19:25:50,711 - STA (client) configuration: default demand = 10</text:p>
      <text:p text:style-name="P1">2018-12-10 19:26:26,388 - System environnement [New STA]:</text:p>
      <text:p text:style-name="P1">2018-12-10 19:26:26,389 - <text:s/>[STA MAC]: [(Mesure type, Mesure in mbps), ...] // Mesure type = -1 = Theoric value, Mesure type = 1 = reel value</text:p>
      <text:p text:style-name="P1">2018-12-10 19:26:26,390 - <text:s/>[STA MAC]: [['192.168.2.51', '192.168.2.68']] //Number of ap and their order</text:p>
      <text:p text:style-name="P1">2018-12-10 19:26:26,391 - <text:s/>[6c:88:14:f0:dc:14]: [(-1, 65), (-1, 130)] [Try to connect on AP 192.168.2.68]</text:p>
      <text:p text:style-name="P1">2018-12-10 19:26:26,392 - ClientConnectionAccept : Client 6c:88:14:f0:dc:14 connect on ap 192.168.2.68</text:p>
      <text:p text:style-name="P1"/>
      <text:p text:style-name="P1">2018-12-10 19:26:44,786 - System environnement [New STA]:</text:p>
      <text:p text:style-name="P1">2018-12-10 19:26:44,787 - <text:s/>[STA MAC]: [(Mesure type, Mesure in mbps), ...] // Mesure type = -1 = Theoric value, Mesure type = 1 = reel value</text:p>
      <text:p text:style-name="P1">2018-12-10 19:26:44,788 - <text:s/>[STA MAC]: [['192.168.2.51', '192.168.2.68']] //Number of ap and their order</text:p>
      <text:p text:style-name="P1">2018-12-10 19:26:44,789 - <text:s/>[6c:88:14:f0:dc:14]: [(-1, 12.502), (1, 16.45)] [Connected on AP 192.168.2.68]</text:p>
      <text:p text:style-name="P1">2018-12-10 19:26:44,790 - <text:s/>[28:16:ad:fd:c1:bd]: [(-1, 52), (-1, 52)] [Try to connect on AP 192.168.2.68]</text:p>
      <text:p text:style-name="P1">2018-12-10 19:26:44,791 - ClientConnectionRefuse : Client 28:16:ad:fd:c1:bd refuse on ap 192.168.2.68 but accept on 192.168.2.51</text:p>
      <text:p text:style-name="P1">2018-12-10 19:26:44,955 - ClientConnect: Client 28:16:ad:fd:c1:bd has been connected on AP 192.168.2.51</text:p>
      <text:p text:style-name="P1"/>
      <text:p text:style-name="P1">2018-12-10 19:27:13,696 - System environnement [New STA]:</text:p>
      <text:p text:style-name="P1">2018-12-10 19:27:13,697 - <text:s/>[STA MAC]: [(Mesure type, Mesure in mbps), ...] // Mesure type = -1 = Theoric value, Mesure type = 1 = reel value</text:p>
      <text:p text:style-name="P1">2018-12-10 19:27:13,698 - <text:s/>[STA MAC]: [['192.168.2.51', '192.168.2.68']] //Number of ap and their order</text:p>
      <text:p text:style-name="P1">2018-12-10 19:27:13,699 - <text:s/>[6c:88:14:f0:dc:14]: [(-1, 21.28530303030303), (1, 29.89)] [Connected on AP 192.168.2.68]</text:p>
      <text:p text:style-name="P1">2018-12-10 19:27:13,700 - <text:s/>[28:16:ad:fd:c1:bd]: [(1, 16.45), (-1, 21.61453488372093)] [Connected on AP 192.168.2.51]</text:p>
      <text:p text:style-name="P1">2018-12-10 19:27:13,701 - <text:s/>[00:1f:3b:13:76:49]: [(-1, 13), (-1, 26)] [Try to connect on AP 192.168.2.68]</text:p>
      <text:p text:style-name="P1">2018-12-10 19:27:13,703 - ClientConnectionRefuse : Client 00:1f:3b:13:76:49 refuse on ap 192.168.2.51 but accept on 192.168.2.68</text:p>
      <text:p text:style-name="P1">2018-12-10 19:27:15,904 - ClientConnect: Client 00:1f:3b:13:76:49 has been connected on AP 192.168.2.68</text:p>
      <text:p text:style-name="P1"/>
      <text:p text:style-name="P1">2018-12-10 19:27:34,417 - System environnement [QOS] :</text:p>
      <text:p text:style-name="P1">2018-12-10 19:27:34,418 - <text:s/>[STA MAC]: [(Mesure type, Mesure in mbps), ...] // Mesure type = -1 = Theoric value, Mesure type = 1 = reel value</text:p>
      <text:p text:style-name="P1">2018-12-10 19:27:34,419 - <text:s/>[STA MAC]: [['192.168.2.51', '192.168.2.68']] //Number of ap and their order</text:p>
      <text:p text:style-name="P1">2018-12-10 19:27:34,420 - <text:s/>[6c:88:14:f0:dc:14]: [(-1, 18.683170731707317), (1, 24.71)] [Connected on AP 192.168.2.68]</text:p>
      <text:p text:style-name="P1">2018-12-10 19:27:34,421 - <text:s/>[28:16:ad:fd:c1:bd]: [(1, 24.71), (-1, 31.729886363636364)] [Connected on AP 192.168.2.51]</text:p>
      <text:p text:style-name="P1">2018-12-10 19:27:34,422 - <text:s/>[00:1f:3b:13:76:49]: [(-1, 11.525862068965518), (1, 13.37)] [Connected on AP 192.168.2.68]</text:p>
      <text:p text:style-name="P1">2018-12-10 19:27:34,423 - ClientDisconnect : Client 00:1f:3b:13:76:49 (b'\x00\x1f;\x13vI') disconnected from ap 192.168.2.68 for QOS purposes. Client Expect on ap 192.168.2.51</text:p>
      <text:p text:style-name="P1"/>
      <text:p text:style-name="P1">2018-12-10 19:27:34,875 - ClientConnect: Client 00:1f:3b:13:76:49 has been connected on AP 192.168.2.51</text:p>
      <text:p text:style-name="P1">2018-12-10 19:27:39,003 - System environnement [QOS] :</text:p>
      <text:p text:style-name="P1">2018-12-10 19:27:39,004 - <text:s/>[STA MAC]: [(Mesure type, Mesure in mbps), ...] // Mesure type = -1 = Theoric value, Mesure type = 1 = reel value</text:p>
      <text:p text:style-name="P1">2018-12-10 19:27:39,005 - <text:s/>[STA MAC]: [['192.168.2.51', '192.168.2.68']] //Number of ap and their order</text:p>
      <text:p text:style-name="P1">2018-12-10 19:27:39,006 - <text:s/>[6c:88:14:f0:dc:14]: [(-1, 22.599756097560974), (1, 29.89)] [Connected on AP 192.168.2.68]</text:p>
      <text:p text:style-name="P1">2018-12-10 19:27:39,007 - <text:s/>[28:16:ad:fd:c1:bd]: [(1, 24.71), (-1, 31.373370786516855)] [Connected on AP 192.168.2.51]</text:p>
      <text:p text:style-name="P1">2018-12-10 19:27:39,008 - <text:s/>[00:1f:3b:13:76:49]: [(1, 13.37), (1, 13.37)] [Connected on AP 192.168.2.51]</text:p>
      <text:p text:style-name="P1">2018-12-10 19:27:39,009 - ClientDisconnect : Client 00:1f:3b:13:76:49 (b'\x00\x1f;\x13vI') disconnected from ap 192.168.2.51 for QOS purposes. Client Expect on ap 192.168.2.68</text:p>
      <text:p text:style-name="P1"/>
      <text:p text:style-name="P1">2018-12-10 19:27:43,333 - ClientDicsonnect: Client 00:1f:3b:13:76:49 as been disconnected by AP 192.168.2.51</text:p>
      <text:p text:style-name="P1">2018-12-10 19:27:44,620 - System environnement [New STA]:</text:p>
      <text:p text:style-name="P1">2018-12-10 19:27:44,622 - <text:s/>[STA MAC]: [(Mesure type, Mesure in mbps), ...] // Mesure type = -1 = Theoric value, Mesure type = 1 = reel value</text:p>
      <text:p text:style-name="P1">2018-12-10 19:27:44,623 - <text:s/>[STA MAC]: [['192.168.2.51', '192.168.2.68']] //Number of ap and their order</text:p>
      <text:p text:style-name="P1">2018-12-10 19:27:44,624 - <text:s/>[6c:88:14:f0:dc:14]: [(-1, 22.061666666666667), (1, 29.89)] [Connected on AP 192.168.2.68]</text:p>
      <text:p text:style-name="P1">2018-12-10 19:27:44,625 - <text:s/>[28:16:ad:fd:c1:bd]: [(1, 29.89), (-1, 0)] [Connected on AP 192.168.2.51]</text:p>
      <text:p text:style-name="P1">2018-12-10 19:27:44,626 - <text:s/>[00:1f:3b:13:76:49]: [(1, 13.37), (1, 13.37)] [Try to connect on AP 192.168.2.68]</text:p>
      <text:p text:style-name="P1">2018-12-10 19:27:44,628 - ClientConnectionRefuse : Client 00:1f:3b:13:76:49 refuse on ap 192.168.2.68 but accept on 192.168.2.51</text:p>
      <text:p text:style-name="P1">2018-12-10 19:27:46,206 - ClientConnect: Client 00:1f:3b:13:76:49 has been connected on AP 192.168.2.51</text:p>
      <text:p text:style-name="P1"/>
      <text:p text:style-name="P1">2018-12-10 19:27:48,294 - System environnement [QOS] :</text:p>
      <text:p text:style-name="P1">2018-12-10 19:27:48,296 - <text:s/>[STA MAC]: [(Mesure type, Mesure in mbps), ...] // Mesure type = -1 = Theoric value, Mesure type = 1 = reel value</text:p>
      <text:p text:style-name="P1">2018-12-10 19:27:48,297 - <text:s/>[STA MAC]: [['192.168.2.51', '192.168.2.68']] //Number of ap and their order</text:p>
      <text:p text:style-name="P1">2018-12-10 19:27:48,297 - <text:s/>[6c:88:14:f0:dc:14]: [(-1, 22.061666666666667), (1, 29.89)] [Connected on AP 192.168.2.68]</text:p>
      <text:p text:style-name="P1">2018-12-10 19:27:48,298 - <text:s/>[28:16:ad:fd:c1:bd]: [(1, 24.71), (-1, 0)] [Connected on AP 192.168.2.51]</text:p>
      <text:p text:style-name="P1">2018-12-10 19:27:48,299 - <text:s/>[00:1f:3b:13:76:49]: [(1, 13.37), (1, 13.37)] [Connected on AP 192.168.2.51]</text:p>
      <text:p text:style-name="P1">2018-12-10 19:27:48,300 - ClientDisconnect : Client 00:1f:3b:13:76:49 (b'\x00\x1f;\x13vI') disconnected from ap 192.168.2.51 for QOS purposes. Client Expect on ap 192.168.2.68</text:p>
      <text:p text:style-name="P1"/>
      <text:p text:style-name="P1">2018-12-10 19:27:50,648 - ClientConnect: Client 00:1f:3b:13:76:49 has been connected on AP 192.168.2.68</text:p>
      <text:p text:style-name="P1">2018-12-10 19:28:09,166 - System environnement [QOS] :</text:p>
      <text:p text:style-name="P1">2018-12-10 19:28:09,167 - <text:s/>[STA MAC]: [(Mesure type, Mesure in mbps), ...] // Mesure type = -1 = Theoric value, Mesure type = 1 = reel value</text:p>
      <text:p text:style-name="P1">2018-12-10 19:28:09,168 - <text:s/>[STA MAC]: [['192.168.2.51', '192.168.2.68']] //Number of ap and their order</text:p>
      <text:p text:style-name="P1">2018-12-10 19:28:09,169 - <text:s/>[6c:88:14:f0:dc:14]: [(-1, 0), (1, 29.89)] [Connected on AP 192.168.2.68]</text:p>
      <text:p text:style-name="P1">2018-12-10 19:28:09,170 - <text:s/>[28:16:ad:fd:c1:bd]: [(1, 21.11), (-1, 28.312235294117645)] [Connected on AP 192.168.2.51]</text:p>
      <text:p text:style-name="P1">2018-12-10 19:28:09,171 - <text:s/>[00:1f:3b:13:76:49]: [(1, 13.37), (1, 13.37)] [Connected on AP 192.168.2.68]</text:p>
      <text:p text:style-name="P1">2018-12-10 19:28:09,172 - ClientDisconnect : Client 00:1f:3b:13:76:49 (b'\x00\x1f;\x13vI') disconnected from ap 192.168.2.68 for QOS purposes. Client Expect on ap 192.168.2.51</text:p>
      <text:p text:style-name="P1"/>
      <text:p text:style-name="P1">2018-12-10 19:28:09,592 - ClientConnect: Client 00:1f:3b:13:76:49 has been connected on AP 192.168.2.51</text:p>
      <text:p text:style-name="P1">2018-12-10 19:28:11,665 - System environnement [QOS] :</text:p>
      <text:p text:style-name="P1">2018-12-10 19:28:11,667 - <text:s/>[STA MAC]: [(Mesure type, Mesure in mbps), ...] // Mesure type = -1 = Theoric value, Mesure type = 1 = reel value</text:p>
      <text:p text:style-name="P1">2018-12-10 19:28:11,668 - <text:s/>[STA MAC]: [['192.168.2.51', '192.168.2.68']] //Number of ap and their order</text:p>
      <text:p text:style-name="P1">2018-12-10 19:28:11,668 - <text:s/>[6c:88:14:f0:dc:14]: [(-1, 0), (1, 29.89)] [Connected on AP 192.168.2.68]</text:p>
      <text:p text:style-name="P1">2018-12-10 19:28:11,669 - <text:s/>[28:16:ad:fd:c1:bd]: [(1, 21.11), (-1, 28.312235294117645)] [Connected on AP 192.168.2.51]</text:p>
      <text:p text:style-name="P1"><text:soft-page-break/>2018-12-10 19:28:11,670 - <text:s/>[00:1f:3b:13:76:49]: [(1, 13.37), (1, 13.37)] [Connected on AP 192.168.2.51]</text:p>
      <text:p text:style-name="P1">2018-12-10 19:28:11,671 - ClientDisconnect : Client 00:1f:3b:13:76:49 (b'\x00\x1f;\x13vI') disconnected from ap 192.168.2.51 for QOS purposes. Client Expect on ap 192.168.2.68</text:p>
      <text:p text:style-name="P1"/>
      <text:p text:style-name="P1">2018-12-10 19:28:14,023 - ClientConnect: Client 00:1f:3b:13:76:49 has been connected on AP 192.168.2.68</text:p>
      <text:p text:style-name="P1">2018-12-10 19:30:13,135 - System environnement [QOS] :</text:p>
      <text:p text:style-name="P1">2018-12-10 19:30:13,137 - <text:s/>[STA MAC]: [(Mesure type, Mesure in mbps), ...] // Mesure type = -1 = Theoric value, Mesure type = 1 = reel value</text:p>
      <text:p text:style-name="P1">2018-12-10 19:30:13,137 - <text:s/>[STA MAC]: [['192.168.2.51', '192.168.2.68']] //Number of ap and their order</text:p>
      <text:p text:style-name="P1">2018-12-10 19:30:13,138 - <text:s/>[6c:88:14:f0:dc:14]: [(-1, 16.897279411764707), (1, 24.71)] [Connected on AP 192.168.2.68]</text:p>
      <text:p text:style-name="P1">2018-12-10 19:30:13,139 - <text:s/>[28:16:ad:fd:c1:bd]: [(1, 29.89), (-1, 0)] [Connected on AP 192.168.2.51]</text:p>
      <text:p text:style-name="P1">2018-12-10 19:30:13,140 - <text:s/>[00:1f:3b:13:76:49]: [(1, 13.37), (1, 13.37)] [Connected on AP 192.168.2.68]</text:p>
      <text:p text:style-name="P1">2018-12-10 19:30:13,141 - ClientDisconnect : Client 00:1f:3b:13:76:49 (b'\x00\x1f;\x13vI') disconnected from ap 192.168.2.68 for QOS purposes. Client Expect on ap 192.168.2.51</text:p>
      <text:p text:style-name="P1"/>
      <text:p text:style-name="P1">2018-12-10 19:30:13,843 - ClientConnect: Client 00:1f:3b:13:76:49 has been connected on AP 192.168.2.51</text:p>
      <text:p text:style-name="P1">2018-12-10 19:30:17,970 - System environnement [QOS] :</text:p>
      <text:p text:style-name="P1">2018-12-10 19:30:17,972 - <text:s/>[STA MAC]: [(Mesure type, Mesure in mbps), ...] // Mesure type = -1 = Theoric value, Mesure type = 1 = reel value</text:p>
      <text:p text:style-name="P1">2018-12-10 19:30:17,972 - <text:s/>[STA MAC]: [['192.168.2.51', '192.168.2.68']] //Number of ap and their order</text:p>
      <text:p text:style-name="P1">2018-12-10 19:30:17,973 - <text:s/>[6c:88:14:f0:dc:14]: [(-1, 16.897279411764707), (1, 24.71)] [Connected on AP 192.168.2.68]</text:p>
      <text:p text:style-name="P1">2018-12-10 19:30:17,974 - <text:s/>[28:16:ad:fd:c1:bd]: [(1, 21.11), (-1, 27.983023255813954)] [Connected on AP 192.168.2.51]</text:p>
      <text:p text:style-name="P1">2018-12-10 19:30:17,975 - <text:s/>[00:1f:3b:13:76:49]: [(1, 13.37), (1, 13.37)] [Connected on AP 192.168.2.51]</text:p>
      <text:p text:style-name="P1">2018-12-10 19:30:17,976 - ClientDisconnect : Client 00:1f:3b:13:76:49 (b'\x00\x1f;\x13vI') disconnected from ap 192.168.2.51 for QOS purposes. Client Expect on ap 192.168.2.68</text:p>
      <text:p text:style-name="P1"/>
      <text:p text:style-name="P1">2018-12-10 19:30:20,045 - System environnement [QOS] :</text:p>
      <text:p text:style-name="P1">2018-12-10 19:30:20,046 - <text:s/>[STA MAC]: [(Mesure type, Mesure in mbps), ...] // Mesure type = -1 = Theoric value, Mesure type = 1 = reel value</text:p>
      <text:p text:style-name="P1">2018-12-10 19:30:20,047 - <text:s/>[STA MAC]: [['192.168.2.51', '192.168.2.68']] //Number of ap and their order</text:p>
      <text:p text:style-name="P1">2018-12-10 19:30:20,048 - <text:s/>[6c:88:14:f0:dc:14]: [(-1, 16.897279411764707), (1, 24.71)] [Connected on AP 192.168.2.68]</text:p>
      <text:p text:style-name="P1">2018-12-10 19:30:20,049 - <text:s/>[28:16:ad:fd:c1:bd]: [(1, 24.71), (-1, 32.010681818181816)] [Connected on AP 192.168.2.51]</text:p>
      <text:p text:style-name="P1">2018-12-10 19:30:20,050 - <text:s/>[00:1f:3b:13:76:49]: [(1, 13.37), (1, 13.37)] [Connected on AP 192.168.2.51]</text:p>
      <text:p text:style-name="P1">2018-12-10 19:30:20,051 - ClientDisconnect : Client 00:1f:3b:13:76:49 (b'\x00\x1f;\x13vI') disconnected from ap 192.168.2.68 for QOS purposes. Client Expect on ap 192.168.2.51</text:p>
      <text:p text:style-name="P1"/>
      <text:p text:style-name="P1">2018-12-10 19:30:21,588 - ClientConnect: Client 00:1f:3b:13:76:49 has been connected on AP 192.168.2.51</text:p>
      <text:p text:style-name="P1">2018-12-10 19:30:46,270 - System environnement [QOS] :</text:p>
      <text:p text:style-name="P1">2018-12-10 19:30:46,271 - <text:s/>[STA MAC]: [(Mesure type, Mesure in mbps), ...] // Mesure type = -1 = Theoric value, Mesure type = 1 = reel value</text:p>
      <text:p text:style-name="P1">2018-12-10 19:30:46,272 - <text:s/>[STA MAC]: [['192.168.2.51', '192.168.2.68']] //Number of ap and their order</text:p>
      <text:p text:style-name="P1">2018-12-10 19:30:46,273 - <text:s/>[6c:88:14:f0:dc:14]: [(-1, 0), (1, 24.71)] [Connected on AP 192.168.2.68]</text:p>
      <text:p text:style-name="P1">2018-12-10 19:30:46,274 - <text:s/>[28:16:ad:fd:c1:bd]: [(1, 21.11), (-1, 27.983023255813954)] [Connected on AP 192.168.2.51]</text:p>
      <text:p text:style-name="P1">2018-12-10 19:30:46,275 - <text:s/>[00:1f:3b:13:76:49]: [(1, 13.37), (1, 13.37)] [Connected on AP 192.168.2.51]</text:p>
      <text:p text:style-name="P1">2018-12-10 19:30:46,276 - ClientDisconnect : Client 00:1f:3b:13:76:49 (b'\x00\x1f;\x13vI') disconnected from ap 192.168.2.51 for QOS purposes. Client Expect on ap 192.168.2.68</text:p>
      <text:p text:style-name="P1"/>
      <text:p text:style-name="P1">2018-12-10 19:30:48,595 - ClientConnect: Client 00:1f:3b:13:76:49 has been connected on AP 192.168.2.68</text:p>
      <text:p text:style-name="P1">2018-12-10 19:30:56,845 - System environnement [QOS] :</text:p>
      <text:p text:style-name="P1">2018-12-10 19:30:56,846 - <text:s/>[STA MAC]: [(Mesure type, Mesure in mbps), ...] // Mesure type = -1 = Theoric value, Mesure type = 1 = reel value</text:p>
      <text:p text:style-name="P1">2018-12-10 19:30:56,847 - <text:s/>[STA MAC]: [['192.168.2.51', '192.168.2.68']] //Number of ap and their order</text:p>
      <text:p text:style-name="P1">2018-12-10 19:30:56,848 - <text:s/>[6c:88:14:f0:dc:14]: [(-1, 0), (1, 24.71)] [Connected on AP 192.168.2.68]</text:p>
      <text:p text:style-name="P1">2018-12-10 19:30:56,849 - <text:s/>[28:16:ad:fd:c1:bd]: [(1, 24.71), (-1, 0)] [Connected on AP 192.168.2.51]</text:p>
      <text:p text:style-name="P1">2018-12-10 19:30:56,850 - <text:s/>[00:1f:3b:13:76:49]: [(1, 13.37), (1, 13.37)] [Connected on AP 192.168.2.68]</text:p>
      <text:p text:style-name="P1">2018-12-10 19:30:56,851 - ClientDisconnect : Client 00:1f:3b:13:76:49 (b'\x00\x1f;\x13vI') disconnected from ap 192.168.2.68 for QOS purposes. Client Expect on ap 192.168.2.51</text:p>
      <text:p text:style-name="P1"/>
      <text:p text:style-name="P1">2018-12-10 19:30:57,222 - ClientConnect: Client 00:1f:3b:13:76:49 has been connected on AP 192.168.2.51</text:p>
      <text:p text:style-name="P1">2018-12-10 19:30:59,301 - System environnement [QOS] :</text:p>
      <text:p text:style-name="P1">2018-12-10 19:30:59,302 - <text:s/>[STA MAC]: [(Mesure type, Mesure in mbps), ...] // Mesure type = -1 = Theoric value, Mesure type = 1 = reel value</text:p>
      <text:p text:style-name="P1">2018-12-10 19:30:59,303 - <text:s/>[STA MAC]: [['192.168.2.51', '192.168.2.68']] //Number of ap and their order</text:p>
      <text:p text:style-name="P1">2018-12-10 19:30:59,304 - <text:s/>[6c:88:14:f0:dc:14]: [(-1, 0), (1, 29.89)] [Connected on AP 192.168.2.68]</text:p>
      <text:p text:style-name="P1">2018-12-10 19:30:59,305 - <text:s/>[28:16:ad:fd:c1:bd]: [(1, 24.71), (-1, 0)] [Connected on AP 192.168.2.51]</text:p>
      <text:p text:style-name="P1">2018-12-10 19:30:59,306 - <text:s/>[00:1f:3b:13:76:49]: [(1, 13.37), (1, 13.37)] [Connected on AP 192.168.2.51]</text:p>
      <text:p text:style-name="P1">2018-12-10 19:30:59,307 - ClientDisconnect : Client 00:1f:3b:13:76:49 (b'\x00\x1f;\x13vI') disconnected from ap 192.168.2.51 for QOS purposes. Client Expect on ap 192.168.2.68</text:p>
      <text:p text:style-name="P1"/>
      <text:p text:style-name="P1">2018-12-10 19:31:01,629 - ClientConnect: Client 00:1f:3b:13:76:49 has been connected on AP 192.168.2.68</text:p>
      <text:p text:style-name="P1">2018-12-10 19:31:03,715 - System environnement [QOS] :</text:p>
      <text:p text:style-name="P1">2018-12-10 19:31:03,716 - <text:s/>[STA MAC]: [(Mesure type, Mesure in mbps), ...] // Mesure type = -1 = Theoric value, Mesure type = 1 = reel value</text:p>
      <text:p text:style-name="P1">2018-12-10 19:31:03,717 - <text:s/>[STA MAC]: [['192.168.2.51', '192.168.2.68']] //Number of ap and their order</text:p>
      <text:p text:style-name="P1">2018-12-10 19:31:03,718 - <text:s/>[6c:88:14:f0:dc:14]: [(-1, 0), (1, 24.71)] [Connected on AP 192.168.2.68]</text:p>
      <text:p text:style-name="P1">2018-12-10 19:31:03,719 - <text:s/>[28:16:ad:fd:c1:bd]: [(1, 29.89), (-1, 0)] [Connected on AP 192.168.2.51]</text:p>
      <text:p text:style-name="P1">2018-12-10 19:31:03,720 - <text:s/>[00:1f:3b:13:76:49]: [(1, 13.37), (1, 13.37)] [Connected on AP 192.168.2.68]</text:p>
      <text:p text:style-name="P1">2018-12-10 19:31:03,721 - ClientDisconnect : Client 00:1f:3b:13:76:49 (b'\x00\x1f;\x13vI') disconnected from ap 192.168.2.68 for QOS purposes. Client Expect on ap 192.168.2.51</text:p>
      <text:p text:style-name="P1"/>
      <text:p text:style-name="P1">2018-12-10 19:31:03,902 - ClientConnect: Client 00:1f:3b:13:76:49 has been connected on AP 192.168.2.51</text:p>
      <text:p text:style-name="P1">2018-12-10 19:31:28,572 - System environnement [QOS] :</text:p>
      <text:p text:style-name="P1">2018-12-10 19:31:28,573 - <text:s/>[STA MAC]: [(Mesure type, Mesure in mbps), ...] // Mesure type = -1 = Theoric value, Mesure type = 1 = reel value</text:p>
      <text:p text:style-name="P1">2018-12-10 19:31:28,574 - <text:s/>[STA MAC]: [['192.168.2.51', '192.168.2.68']] //Number of ap and their order</text:p>
      <text:p text:style-name="P1">2018-12-10 19:31:28,575 - <text:s/>[6c:88:14:f0:dc:14]: [(-1, 0), (1, 29.89)] [Connected on AP 192.168.2.68]</text:p>
      <text:p text:style-name="P1">2018-12-10 19:31:28,576 - <text:s/>[28:16:ad:fd:c1:bd]: [(1, 24.71), (-1, 0)] [Connected on AP 192.168.2.51]</text:p>
      <text:p text:style-name="P1"><text:soft-page-break/>2018-12-10 19:31:28,577 - <text:s/>[00:1f:3b:13:76:49]: [(1, 13.37), (1, 13.37)] [Connected on AP 192.168.2.51]</text:p>
      <text:p text:style-name="P1">2018-12-10 19:31:28,578 - ClientDisconnect : Client 00:1f:3b:13:76:49 (b'\x00\x1f;\x13vI') disconnected from ap 192.168.2.51 for QOS purposes. Client Expect on ap 192.168.2.68</text:p>
      <text:p text:style-name="P1"/>
      <text:p text:style-name="P1">2018-12-10 19:31:30,943 - ClientConnect: Client 00:1f:3b:13:76:49 has been connected on AP 192.168.2.68</text:p>
      <text:p text:style-name="P1">2018-12-10 19:31:43,286 - System environnement [QOS] :</text:p>
      <text:p text:style-name="P1">2018-12-10 19:31:43,287 - <text:s/>[STA MAC]: [(Mesure type, Mesure in mbps), ...] // Mesure type = -1 = Theoric value, Mesure type = 1 = reel value</text:p>
      <text:p text:style-name="P1">2018-12-10 19:31:43,288 - <text:s/>[STA MAC]: [['192.168.2.51', '192.168.2.68']] //Number of ap and their order</text:p>
      <text:p text:style-name="P1">2018-12-10 19:31:43,289 - <text:s/>[6c:88:14:f0:dc:14]: [(-1, 20.74455223880597), (1, 29.89)] [Connected on AP 192.168.2.68]</text:p>
      <text:p text:style-name="P1">2018-12-10 19:31:43,290 - <text:s/>[28:16:ad:fd:c1:bd]: [(1, 24.71), (-1, 0)] [Connected on AP 192.168.2.51]</text:p>
      <text:p text:style-name="P1">2018-12-10 19:31:43,291 - <text:s/>[00:1f:3b:13:76:49]: [(1, 13.37), (1, 13.37)] [Connected on AP 192.168.2.68]</text:p>
      <text:p text:style-name="P1">2018-12-10 19:31:43,292 - ClientDisconnect : Client 00:1f:3b:13:76:49 (b'\x00\x1f;\x13vI') disconnected from ap 192.168.2.68 for QOS purposes. Client Expect on ap 192.168.2.51</text:p>
      <text:p text:style-name="P1"/>
      <text:p text:style-name="P1">2018-12-10 19:31:43,713 - ClientConnect: Client 00:1f:3b:13:76:49 has been connected on AP 192.168.2.51</text:p>
      <text:p text:style-name="P1">2018-12-10 19:31:45,786 - System environnement [QOS] :</text:p>
      <text:p text:style-name="P1">2018-12-10 19:31:45,787 - <text:s/>[STA MAC]: [(Mesure type, Mesure in mbps), ...] // Mesure type = -1 = Theoric value, Mesure type = 1 = reel value</text:p>
      <text:p text:style-name="P1">2018-12-10 19:31:45,788 - <text:s/>[STA MAC]: [['192.168.2.51', '192.168.2.68']] //Number of ap and their order</text:p>
      <text:p text:style-name="P1">2018-12-10 19:31:45,789 - <text:s/>[6c:88:14:f0:dc:14]: [(-1, 20.590888888888887), (1, 29.89)] [Connected on AP 192.168.2.68]</text:p>
      <text:p text:style-name="P1">2018-12-10 19:31:45,790 - <text:s/>[28:16:ad:fd:c1:bd]: [(1, 24.71), (-1, 0)] [Connected on AP 192.168.2.51]</text:p>
      <text:p text:style-name="P1">2018-12-10 19:31:45,791 - <text:s/>[00:1f:3b:13:76:49]: [(1, 13.37), (1, 13.37)] [Connected on AP 192.168.2.51]</text:p>
      <text:p text:style-name="P1">2018-12-10 19:31:45,792 - ClientDisconnect : Client 00:1f:3b:13:76:49 (b'\x00\x1f;\x13vI') disconnected from ap 192.168.2.51 for QOS purposes. Client Expect on ap 192.168.2.68</text:p>
      <text:p text:style-name="P1"/>
      <text:p text:style-name="P1">2018-12-10 19:31:48,086 - ClientConnect: Client 00:1f:3b:13:76:49 has been connected on AP 192.168.2.68</text:p>
      <text:p text:style-name="P1">2018-12-10 19:31:50,174 - System environnement [QOS] :</text:p>
      <text:p text:style-name="P1">2018-12-10 19:31:50,175 - <text:s/>[STA MAC]: [(Mesure type, Mesure in mbps), ...] // Mesure type = -1 = Theoric value, Mesure type = 1 = reel value</text:p>
      <text:p text:style-name="P1">2018-12-10 19:31:50,176 - <text:s/>[STA MAC]: [['192.168.2.51', '192.168.2.68']] //Number of ap and their order</text:p>
      <text:p text:style-name="P1">2018-12-10 19:31:50,177 - <text:s/>[6c:88:14:f0:dc:14]: [(-1, 20.74455223880597), (1, 29.89)] [Connected on AP 192.168.2.68]</text:p>
      <text:p text:style-name="P1">2018-12-10 19:31:50,178 - <text:s/>[28:16:ad:fd:c1:bd]: [(1, 29.89), (-1, 0)] [Connected on AP 192.168.2.51]</text:p>
      <text:p text:style-name="P1">2018-12-10 19:31:50,179 - <text:s/>[00:1f:3b:13:76:49]: [(1, 13.37), (1, 13.37)] [Connected on AP 192.168.2.68]</text:p>
      <text:p text:style-name="P1">2018-12-10 19:31:50,180 - ClientDisconnect : Client 00:1f:3b:13:76:49 (b'\x00\x1f;\x13vI') disconnected from ap 192.168.2.68 for QOS purposes. Client Expect on ap 192.168.2.51</text:p>
      <text:p text:style-name="P1"/>
      <text:p text:style-name="P1">2018-12-10 19:31:50,373 - ClientConnect: Client 00:1f:3b:13:76:49 has been connected on AP 192.168.2.51</text:p>
      <text:p text:style-name="P1">2018-12-10 19:31:52,444 - System environnement [QOS] :</text:p>
      <text:p text:style-name="P1">2018-12-10 19:31:52,446 - <text:s/>[STA MAC]: [(Mesure type, Mesure in mbps), ...] // Mesure type = -1 = Theoric value, Mesure type = 1 = reel value</text:p>
      <text:p text:style-name="P1">2018-12-10 19:31:52,446 - <text:s/>[STA MAC]: [['192.168.2.51', '192.168.2.68']] //Number of ap and their order</text:p>
      <text:p text:style-name="P1">2018-12-10 19:31:52,447 - <text:s/>[6c:88:14:f0:dc:14]: [(-1, 20.74455223880597), (1, 29.89)] [Connected on AP 192.168.2.68]</text:p>
      <text:p text:style-name="P1">2018-12-10 19:31:52,448 - <text:s/>[28:16:ad:fd:c1:bd]: [(1, 24.71), (-1, 0)] [Connected on AP 192.168.2.51]</text:p>
      <text:p text:style-name="P1">2018-12-10 19:31:52,449 - <text:s/>[00:1f:3b:13:76:49]: [(1, 13.37), (1, 13.37)] [Connected on AP 192.168.2.51]</text:p>
      <text:p text:style-name="P1">2018-12-10 19:31:52,450 - ClientDisconnect : Client 00:1f:3b:13:76:49 (b'\x00\x1f;\x13vI') disconnected from ap 192.168.2.51 for QOS purposes. Client Expect on ap 192.168.2.68</text:p>
      <text:p text:style-name="P1"/>
      <text:p text:style-name="P1">2018-12-10 19:31:56,938 - ClientDicsonnect: Client 00:1f:3b:13:76:49 as been disconnected by AP 192.168.2.51</text:p>
      <text:p text:style-name="P1">2018-12-10 19:31:59,835 - System environnement [New STA]:</text:p>
      <text:p text:style-name="P1">2018-12-10 19:31:59,837 - <text:s/>[STA MAC]: [(Mesure type, Mesure in mbps), ...] // Mesure type = -1 = Theoric value, Mesure type = 1 = reel value</text:p>
      <text:p text:style-name="P1">2018-12-10 19:31:59,838 - <text:s/>[STA MAC]: [['192.168.2.51', '192.168.2.68']] //Number of ap and their order</text:p>
      <text:p text:style-name="P1">2018-12-10 19:31:59,839 - <text:s/>[6c:88:14:f0:dc:14]: [(-1, 20.74455223880597), (1, 29.89)] [Connected on AP 192.168.2.68]</text:p>
      <text:p text:style-name="P1">2018-12-10 19:31:59,840 - <text:s/>[28:16:ad:fd:c1:bd]: [(1, 24.71), (-1, 0)] [Connected on AP 192.168.2.51]</text:p>
      <text:p text:style-name="P1">2018-12-10 19:31:59,840 - <text:s/>[00:1f:3b:13:76:49]: [(1, 13.37), (1, 13.37)] [Try to connect on AP 192.168.2.68]</text:p>
      <text:p text:style-name="P1">2018-12-10 19:31:59,842 - ClientConnectionAccept : Client 00:1f:3b:13:76:49 connect on ap 192.168.2.68</text:p>
      <text:p text:style-name="P1"/>
      <text:p text:style-name="P1">2018-12-10 19:32:03,955 - System environnement [QOS] :</text:p>
      <text:p text:style-name="P1">2018-12-10 19:32:03,960 - <text:s/>[STA MAC]: [(Mesure type, Mesure in mbps), ...] // Mesure type = -1 = Theoric value, Mesure type = 1 = reel value</text:p>
      <text:p text:style-name="P1">2018-12-10 19:32:03,962 - <text:s/>[STA MAC]: [['192.168.2.51', '192.168.2.68']] //Number of ap and their order</text:p>
      <text:p text:style-name="P1">2018-12-10 19:32:03,963 - <text:s/>[6c:88:14:f0:dc:14]: [(-1, 20.900526315789474), (1, 29.89)] [Connected on AP 192.168.2.68]</text:p>
      <text:p text:style-name="P1">2018-12-10 19:32:03,964 - <text:s/>[28:16:ad:fd:c1:bd]: [(1, 24.71), (-1, 34.23674698795181)] [Connected on AP 192.168.2.51]</text:p>
      <text:p text:style-name="P1">2018-12-10 19:32:03,965 - <text:s/>[00:1f:3b:13:76:49]: [(1, 13.37), (1, 9.96)] [Connected on AP 192.168.2.68]</text:p>
      <text:p text:style-name="P1">2018-12-10 19:32:03,966 - ClientDisconnect : Client 00:1f:3b:13:76:49 (b'\x00\x1f;\x13vI') disconnected from ap 192.168.2.68 for QOS purposes. Client Expect on ap 192.168.2.51</text:p>
      <text:p text:style-name="P1"/>
      <text:p text:style-name="P1">2018-12-10 19:32:04,665 - ClientConnect: Client 00:1f:3b:13:76:49 has been connected on AP 192.168.2.51</text:p>
      <text:p text:style-name="P1">2018-12-10 19:33:20,619 - System environnement [QOS] :</text:p>
      <text:p text:style-name="P1">2018-12-10 19:33:20,620 - <text:s/>[STA MAC]: [(Mesure type, Mesure in mbps), ...] // Mesure type = -1 = Theoric value, Mesure type = 1 = reel value</text:p>
      <text:p text:style-name="P1">2018-12-10 19:33:20,621 - <text:s/>[STA MAC]: [['192.168.2.51', '192.168.2.68']] //Number of ap and their order</text:p>
      <text:p text:style-name="P1">2018-12-10 19:33:20,622 - <text:s/>[6c:88:14:f0:dc:14]: [(-1, 0), (1, 24.71)] [Connected on AP 192.168.2.68]</text:p>
      <text:p text:style-name="P1">2018-12-10 19:33:20,623 - <text:s/>[28:16:ad:fd:c1:bd]: [(1, 21.07), (-1, 0)] [Connected on AP 192.168.2.51]</text:p>
      <text:p text:style-name="P1">2018-12-10 19:33:20,624 - <text:s/>[00:1f:3b:13:76:49]: [(1, 16.36), (1, 9.96)] [Connected on AP 192.168.2.51]</text:p>
      <text:p text:style-name="P1">2018-12-10 19:33:20,625 - ClientDisconnect : Client 00:1f:3b:13:76:49 (b'\x00\x1f;\x13vI') disconnected from ap 192.168.2.51 for QOS purposes. Client Expect on ap 192.168.2.68</text:p>
      <text:p text:style-name="P1"/>
      <text:p text:style-name="P1">2018-12-10 19:33:22,697 - System environnement [QOS] :</text:p>
      <text:p text:style-name="P1">2018-12-10 19:33:22,699 - <text:s/>[STA MAC]: [(Mesure type, Mesure in mbps), ...] // Mesure type = -1 = Theoric value, Mesure type = 1 = reel value</text:p>
      <text:p text:style-name="P1">2018-12-10 19:33:22,700 - <text:s/>[STA MAC]: [['192.168.2.51', '192.168.2.68']] //Number of ap and their order</text:p>
      <text:p text:style-name="P1">2018-12-10 19:33:22,701 - <text:s/>[6c:88:14:f0:dc:14]: [(-1, 0), (1, 21.11)] [Connected on AP 192.168.2.68]</text:p>
      <text:p text:style-name="P1">2018-12-10 19:33:22,702 - <text:s/>[28:16:ad:fd:c1:bd]: [(1, 16.45), (-1, 0)] [Connected on AP 192.168.2.51]</text:p>
      <text:p text:style-name="P1">2018-12-10 19:33:22,702 - <text:s/>[00:1f:3b:13:76:49]: [(1, 16.36), (1, 9.96)] [Connected on AP 192.168.2.51]</text:p>
      <text:p text:style-name="P1"><text:soft-page-break/>2018-12-10 19:33:22,703 - ClientDisconnect : Client 00:1f:3b:13:76:49 (b'\x00\x1f;\x13vI') disconnected from ap 192.168.2.68 for QOS purposes. Client Expect on ap 192.168.2.51</text:p>
      <text:p text:style-name="P1"/>
      <text:p text:style-name="P1">2018-12-10 19:33:24,069 - ClientConnect: Client 00:1f:3b:13:76:49 has been connected on AP 192.168.2.51</text:p>
      <text:p text:style-name="P1">2018-12-10 19:33:26,155 - System environnement [QOS] :</text:p>
      <text:p text:style-name="P1">2018-12-10 19:33:26,160 - <text:s/>[STA MAC]: [(Mesure type, Mesure in mbps), ...] // Mesure type = -1 = Theoric value, Mesure type = 1 = reel value</text:p>
      <text:p text:style-name="P1">2018-12-10 19:33:26,161 - <text:s/>[STA MAC]: [['192.168.2.51', '192.168.2.68']] //Number of ap and their order</text:p>
      <text:p text:style-name="P1">2018-12-10 19:33:26,162 - <text:s/>[6c:88:14:f0:dc:14]: [(-1, 0), (1, 21.11)] [Connected on AP 192.168.2.68]</text:p>
      <text:p text:style-name="P1">2018-12-10 19:33:26,163 - <text:s/>[28:16:ad:fd:c1:bd]: [(1, 16.45), (-1, 0)] [Connected on AP 192.168.2.51]</text:p>
      <text:p text:style-name="P1">2018-12-10 19:33:26,164 - <text:s/>[00:1f:3b:13:76:49]: [(1, 13.37), (1, 9.96)] [Connected on AP 192.168.2.51]</text:p>
      <text:p text:style-name="P1">2018-12-10 19:33:26,165 - ClientDisconnect : Client 00:1f:3b:13:76:49 (b'\x00\x1f;\x13vI') disconnected from ap 192.168.2.51 for QOS purposes. Client Expect on ap 192.168.2.68</text:p>
      <text:p text:style-name="P1"/>
      <text:p text:style-name="P1">2018-12-10 19:33:28,462 - ClientConnect: Client 00:1f:3b:13:76:49 has been connected on AP 192.168.2.68</text:p>
      <text:p text:style-name="P1">2018-12-10 19:33:30,567 - System environnement [QOS] :</text:p>
      <text:p text:style-name="P1">2018-12-10 19:33:30,568 - <text:s/>[STA MAC]: [(Mesure type, Mesure in mbps), ...] // Mesure type = -1 = Theoric value, Mesure type = 1 = reel value</text:p>
      <text:p text:style-name="P1">2018-12-10 19:33:30,569 - <text:s/>[STA MAC]: [['192.168.2.51', '192.168.2.68']] //Number of ap and their order</text:p>
      <text:p text:style-name="P1">2018-12-10 19:33:30,570 - <text:s/>[6c:88:14:f0:dc:14]: [(-1, 0), (1, 16.45)] [Connected on AP 192.168.2.68]</text:p>
      <text:p text:style-name="P1">2018-12-10 19:33:30,571 - <text:s/>[28:16:ad:fd:c1:bd]: [(1, 16.45), (-1, 0)] [Connected on AP 192.168.2.51]</text:p>
      <text:p text:style-name="P1">2018-12-10 19:33:30,572 - <text:s/>[00:1f:3b:13:76:49]: [(1, 13.37), (1, 13.37)] [Connected on AP 192.168.2.68]</text:p>
      <text:p text:style-name="P1">2018-12-10 19:33:30,573 - ClientDisconnect : Client 00:1f:3b:13:76:49 (b'\x00\x1f;\x13vI') disconnected from ap 192.168.2.68 for QOS purposes. Client Expect on ap 192.168.2.51</text:p>
      <text:p text:style-name="P1"/>
      <text:p text:style-name="P1">2018-12-10 19:33:31,031 - ClientConnect: Client 00:1f:3b:13:76:49 has been connected on AP 192.168.2.51</text:p>
      <text:p text:style-name="P1">2018-12-10 19:33:35,160 - System environnement [QOS] :</text:p>
      <text:p text:style-name="P1">2018-12-10 19:33:35,162 - <text:s/>[STA MAC]: [(Mesure type, Mesure in mbps), ...] // Mesure type = -1 = Theoric value, Mesure type = 1 = reel value</text:p>
      <text:p text:style-name="P1">2018-12-10 19:33:35,163 - <text:s/>[STA MAC]: [['192.168.2.51', '192.168.2.68']] //Number of ap and their order</text:p>
      <text:p text:style-name="P1">2018-12-10 19:33:35,164 - <text:s/>[6c:88:14:f0:dc:14]: [(-1, 0), (1, 21.07)] [Connected on AP 192.168.2.68]</text:p>
      <text:p text:style-name="P1">2018-12-10 19:33:35,164 - <text:s/>[28:16:ad:fd:c1:bd]: [(1, 16.45), (-1, 0)] [Connected on AP 192.168.2.51]</text:p>
      <text:p text:style-name="P1">2018-12-10 19:33:35,166 - <text:s/>[00:1f:3b:13:76:49]: [(1, 13.37), (1, 13.37)] [Connected on AP 192.168.2.51]</text:p>
      <text:p text:style-name="P1">2018-12-10 19:33:35,166 - ClientDisconnect : Client 00:1f:3b:13:76:49 (b'\x00\x1f;\x13vI') disconnected from ap 192.168.2.51 for QOS purposes. Client Expect on ap 192.168.2.68</text:p>
      <text:p text:style-name="P1"/>
      <text:p text:style-name="P1">2018-12-10 19:33:37,455 - ClientConnect: Client 00:1f:3b:13:76:49 has been connected on AP 192.168.2.68</text:p>
      <text:p text:style-name="P1">2018-12-10 19:33:39,533 - System environnement [QOS] :</text:p>
      <text:p text:style-name="P1">2018-12-10 19:33:39,534 - <text:s/>[STA MAC]: [(Mesure type, Mesure in mbps), ...] // Mesure type = -1 = Theoric value, Mesure type = 1 = reel value</text:p>
      <text:p text:style-name="P1">2018-12-10 19:33:39,535 - <text:s/>[STA MAC]: [['192.168.2.51', '192.168.2.68']] //Number of ap and their order</text:p>
      <text:p text:style-name="P1">2018-12-10 19:33:39,536 - <text:s/>[6c:88:14:f0:dc:14]: [(-1, 0), (1, 21.07)] [Connected on AP 192.168.2.68]</text:p>
      <text:p text:style-name="P1">2018-12-10 19:33:39,537 - <text:s/>[28:16:ad:fd:c1:bd]: [(1, 21.11), (-1, 0)] [Connected on AP 192.168.2.51]</text:p>
      <text:p text:style-name="P1">2018-12-10 19:33:39,538 - <text:s/>[00:1f:3b:13:76:49]: [(1, 13.37), (1, 13.37)] [Connected on AP 192.168.2.68]</text:p>
      <text:p text:style-name="P1">2018-12-10 19:33:39,539 - ClientDisconnect : Client 00:1f:3b:13:76:49 (b'\x00\x1f;\x13vI') disconnected from ap 192.168.2.68 for QOS purposes. Client Expect on ap 192.168.2.51</text:p>
      <text:p text:style-name="P1"/>
      <text:p text:style-name="P1">2018-12-10 19:33:39,939 - ClientConnect: Client 00:1f:3b:13:76:49 has been connected on AP 192.168.2.51</text:p>
      <text:p text:style-name="P1">2018-12-10 19:33:44,067 - System environnement [QOS] :</text:p>
      <text:p text:style-name="P1">2018-12-10 19:33:44,069 - <text:s/>[STA MAC]: [(Mesure type, Mesure in mbps), ...] // Mesure type = -1 = Theoric value, Mesure type = 1 = reel value</text:p>
      <text:p text:style-name="P1">2018-12-10 19:33:44,069 - <text:s/>[STA MAC]: [['192.168.2.51', '192.168.2.68']] //Number of ap and their order</text:p>
      <text:p text:style-name="P1">2018-12-10 19:33:44,070 - <text:s/>[6c:88:14:f0:dc:14]: [(-1, 18.238333333333333), (1, 24.71)] [Connected on AP 192.168.2.68]</text:p>
      <text:p text:style-name="P1">2018-12-10 19:33:44,071 - <text:s/>[28:16:ad:fd:c1:bd]: [(1, 21.11), (-1, 0)] [Connected on AP 192.168.2.51]</text:p>
      <text:p text:style-name="P1">2018-12-10 19:33:44,072 - <text:s/>[00:1f:3b:13:76:49]: [(1, 13.37), (1, 13.37)] [Connected on AP 192.168.2.51]</text:p>
      <text:p text:style-name="P1">2018-12-10 19:33:44,073 - ClientDisconnect : Client 00:1f:3b:13:76:49 (b'\x00\x1f;\x13vI') disconnected from ap 192.168.2.51 for QOS purposes. Client Expect on ap 192.168.2.68</text:p>
      <text:p text:style-name="P1"/>
      <text:p text:style-name="P1">2018-12-10 19:33:46,336 - ClientConnect: Client 00:1f:3b:13:76:49 has been connected on AP 192.168.2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4:27:29.656193272</meta:creation-date>
    <dc:date>2018-12-15T14:28:25.979561119</dc:date>
    <meta:editing-duration>PT56S</meta:editing-duration>
    <meta:editing-cycles>1</meta:editing-cycles>
    <meta:document-statistic meta:table-count="0" meta:image-count="0" meta:object-count="0" meta:page-count="4" meta:paragraph-count="235" meta:word-count="3341" meta:character-count="26000" meta:non-whitespace-character-count="22747"/>
    <meta:generator>LibreOffice/5.1.6.2$Linux_x86 LibreOffice_project/10m0$Build-2</meta:generator>
  </office:meta>
</office:document-meta>
</file>